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28in"/>
    </style:style>
    <style:style style:name="co2" style:family="table-column">
      <style:table-column-properties fo:break-before="auto" style:column-width="4.2827in"/>
    </style:style>
    <style:style style:name="co3"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1.6783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font-name="Arial"/>
    </style:style>
    <style:style style:name="ce5" style:family="table-cell" style:parent-style-name="Default">
      <style:table-cell-properties style:text-align-source="fix" style:repeat-content="false"/>
      <style:paragraph-properties fo:text-align="center" fo:margin-left="0in"/>
      <style:text-properties style:font-name="Arial" fo:font-size="12pt" fo:font-weight="bold" style:font-size-asian="12pt" style:font-weight-asian="bold" style:font-size-complex="12pt" style:font-weight-complex="bold"/>
    </style:style>
    <style:style style:name="ce6" style:family="table-cell" style:parent-style-name="Default">
      <style:text-properties style:font-name="Arial"/>
    </style:style>
  </office:automatic-styles>
  <office:body>
    <office:spreadsheet>
      <table:table table:name="Sheet1" table:style-name="ta1" table:print="false">
        <table:table-column table:style-name="co1" table:default-cell-style-name="ce1"/>
        <table:table-column table:style-name="co2" table:number-columns-repeated="2" table:default-cell-style-name="Default"/>
        <table:table-row table:style-name="ro1">
          <table:table-cell table:style-name="Default"/>
          <table:table-cell table:style-name="ce2" office:value-type="string">
            <text:p>Duet 2</text:p>
          </table:table-cell>
          <table:table-cell table:style-name="ce5" office:value-type="string">
            <text:p>Duet 3</text:p>
          </table:table-cell>
        </table:table-row>
        <table:table-row table:style-name="ro2">
          <table:table-cell office:value-type="string">
            <text:p>Processor</text:p>
          </table:table-cell>
          <table:table-cell table:style-name="ce3" office:value-type="string">
            <text:p><text:a xlink:href="http://www.atmel.com/devices/ATSAM4E8E.aspx">Atmel SAM4E8E</text:a>: 120MHz ARM Cortex-M4 microcontroller with floating point unit, 512Kb flash memory, 128Kb RAM </text:p>
          </table:table-cell>
          <table:table-cell table:style-name="ce3" office:value-type="string">
            <text:p>: <text:a xlink:href="https://www.microchip.com/wwwproducts/en/ATSAME70Q20">Atmel ATSAME70</text:a>: ARM Cortex-M7 microcontroller running at up to 300MHz, with 1Mb flash memory, 384Kb RAM </text:p>
          </table:table-cell>
        </table:table-row>
        <table:table-row table:style-name="ro3">
          <table:table-cell office:value-type="string">
            <text:p>On-board SBC</text:p>
          </table:table-cell>
          <table:table-cell table:style-name="ce3"/>
          <table:table-cell table:style-name="ce3" office:value-type="string">
            <text:p>Dedicated SPI Bus to Single Board Computer (SBC): User Interface and networking handled by the SBC: this leaves the main processor free to do precise stepper pulse timing and implement other advanced features, and the USB bus on the SBC free for storage devices, webcams, scanners etc.. We are using the Raspberry Pi 3B+ and 4 as the reference platforms but support is planned for other single board computers with appropriate SPI interface. </text:p>
          </table:table-cell>
        </table:table-row>
        <table:table-row table:style-name="ro4">
          <table:table-cell office:value-type="string">
            <text:p>Network</text:p>
          </table:table-cell>
          <table:table-cell table:style-name="ce3" office:value-type="string">
            <text:p>Dedicated Wifi module. WPA-2 encryption for network security. </text:p>
          </table:table-cell>
          <table:table-cell table:style-name="ce6"/>
        </table:table-row>
        <table:table-row table:style-name="ro5">
          <table:table-cell office:value-type="string">
            <text:p>Stepper drivers</text:p>
          </table:table-cell>
          <table:table-cell table:style-name="ce3" office:value-type="string">
            <text:p><text:a xlink:href="http://www.trinamic.com/products/integrated-circuits/details/tmc2660-pa/">TMC2660</text:a> stepper drivers: SPI controlled and capable of up to 256 microstepping with optional 16x interpolation when using 16x microstepping. </text:p>
          </table:table-cell>
          <table:table-cell table:style-name="ce3" office:value-type="string">
            <text:p>Six high-current advanced <text:a xlink:href="https://www.trinamic.com/products/integrated-circuits/details/tmc5160/">TMC5160</text:a> stepper drivers </text:p>
          </table:table-cell>
        </table:table-row>
        <table:table-row table:style-name="ro4">
          <table:table-cell office:value-type="string">
            <text:p>Stepper current</text:p>
          </table:table-cell>
          <table:table-cell table:style-name="ce3" office:value-type="string">
            <text:p>Each stepper driver is capable of 2.8A motor current, currently limited in software to 2.4A. </text:p>
          </table:table-cell>
          <table:table-cell table:style-name="ce3" office:value-type="string">
            <text:p>Maximum motor current 6.3A peak per phase (4.45A RMS) </text:p>
          </table:table-cell>
        </table:table-row>
        <table:table-row table:style-name="ro4">
          <table:table-cell office:value-type="string">
            <text:p>SD</text:p>
          </table:table-cell>
          <table:table-cell table:style-name="ce3" office:value-type="string">
            <text:p>On board High speed SD card and support for a second SD external card if required. </text:p>
          </table:table-cell>
          <table:table-cell table:style-name="ce6"/>
        </table:table-row>
        <table:table-row table:style-name="ro4">
          <table:table-cell office:value-type="string">
            <text:p>Extruders supported</text:p>
          </table:table-cell>
          <table:table-cell table:style-name="ce3" office:value-type="string">
            <text:p>Dual extruders: 3 heater/thermistor channels for a heated bed and 2 extruders. </text:p>
          </table:table-cell>
          <table:table-cell table:style-name="ce3" office:value-type="string">
            <text:p>Triple extruders: 3 medium current heater channels for up to 3 extruders. </text:p>
          </table:table-cell>
        </table:table-row>
        <table:table-row table:style-name="ro4">
          <table:table-cell office:value-type="string">
            <text:p>PWM controllers</text:p>
          </table:table-cell>
          <table:table-cell table:style-name="ce3" office:value-type="string">
            <text:p>3 PWM controllable and 2 always-on fans. </text:p>
          </table:table-cell>
          <table:table-cell table:style-name="ce3" office:value-type="string">
            <text:p>6 PWM controllable fan channels. 3 of these support 4 wire fans including tacho reading. </text:p>
          </table:table-cell>
        </table:table-row>
        <table:table-row table:style-name="ro4">
          <table:table-cell office:value-type="string">
            <text:p>Heater bed current</text:p>
          </table:table-cell>
          <table:table-cell table:style-name="ce3" office:value-type="string">
            <text:p>The bed heater channel is specifically designed for high current (18A1) </text:p>
          </table:table-cell>
          <table:table-cell table:style-name="ce3" office:value-type="string">
            <text:p>Bed heater channel designed for high current (18A1) </text:p>
          </table:table-cell>
        </table:table-row>
        <table:table-row table:style-name="ro4">
          <table:table-cell office:value-type="string">
            <text:p>Fuses</text:p>
          </table:table-cell>
          <table:table-cell table:style-name="ce3" office:value-type="string">
            <text:p>Fuses fitted for bed heater, steppers &amp; other heaters, and fans (v1.04 onwards) </text:p>
          </table:table-cell>
          <table:table-cell table:style-name="ce3" office:value-type="string">
            <text:p>Fuses fitted for input power and the high current bed heater </text:p>
          </table:table-cell>
        </table:table-row>
        <table:table-row table:style-name="ro5">
          <table:table-cell office:value-type="string">
            <text:p>Interface</text:p>
          </table:table-cell>
          <table:table-cell table:style-name="ce3" office:value-type="string">
            <text:p>Connect via PC, tablet or smartphone on the same network to the <text:a xlink:href="https://duet3d.dozuki.com/Wiki/Duet_Web_Control_Manual">Duet Web Control</text:a> web interface. Also connect via USB or serial if desired.</text:p>
          </table:table-cell>
          <table:table-cell table:style-name="ce3" office:value-type="string">
            <text:p>Connect via PC, tablet or smartphone to the <text:a xlink:href="https://duet3d.dozuki.com/Wiki/Duet_Web_Control_Manual">Duet Web Control</text:a> web interface running on the SBC. Also connect via Ethernet, USB or serial if desired.</text:p>
          </table:table-cell>
        </table:table-row>
        <table:table-row table:style-name="ro2">
          <table:table-cell office:value-type="string">
            <text:p>Printer setup</text:p>
          </table:table-cell>
          <table:table-cell table:number-columns-repeated="2" table:style-name="ce3" office:value-type="string">
            <text:p>Setup your printer and update the firmware through the web interface. No need to compile your own firmware. </text:p>
          </table:table-cell>
        </table:table-row>
        <table:table-row table:style-name="ro5">
          <table:table-cell office:value-type="string">
            <text:p>Expansion</text:p>
          </table:table-cell>
          <table:table-cell table:style-name="ce3" office:value-type="string">
            <text:p>Expandable up to 7 extruders: Support for a further 5 stepper drivers and heaters on the expansion header. The <text:a xlink:href="https://duet3d.dozuki.com/Wiki/Duex2_and_Duex5_Features">Duex 2 and Duex 5 expansion boards</text:a> (82 lb = $107) are available </text:p>
          </table:table-cell>
          <table:table-cell table:style-name="ce3" office:value-type="string">
            <text:p>Expandable with <text:a xlink:href="https://duet3d.dozuki.com/Wiki/Duet_3_Expansion_Hardware_Overview">Duet 3 expansion boards under development</text:a>. At least another 24 stepper channels are expected to be supported. </text:p>
            <text:p>2X CAN-FD BUSs for expansion to multiple expansion board and bus connected tools.</text:p>
          </table:table-cell>
        </table:table-row>
        <table:table-row table:style-name="ro2">
          <table:table-cell office:value-type="string">
            <text:p>UI</text:p>
          </table:table-cell>
          <table:table-cell table:style-name="ce4" office:value-type="string">
            <text:p>Touch Screen support for the PanelDue (80 lb = $100) controller provides a full colour graphic touch screen controller with virtual keyboard. Also talks G-code for maximum flexibility.</text:p>
          </table:table-cell>
          <table:table-cell table:style-name="ce3" office:value-type="string">
            <text:p>Add a HDMI touch screen to the SBC for a easy touch based UI. (~ $50)</text:p>
          </table:table-cell>
        </table:table-row>
        <table:table-row table:style-name="ro4">
          <table:table-cell office:value-type="string">
            <text:p>FW</text:p>
          </table:table-cell>
          <table:table-cell/>
          <table:table-cell table:style-name="ce3" office:value-type="string">
            <text:p>Firmware support for tool changers, mixing nozzles and remapping axes for maximum flexibility. </text:p>
          </table:table-cell>
        </table:table-row>
        <table:table-row table:style-name="ro6">
          <table:table-cell office:value-type="string">
            <text:p>price</text:p>
          </table:table-cell>
          <table:table-cell office:value-type="string">
            <text:p>185 Pounds (~$240)</text:p>
          </table:table-cell>
          <table:table-cell office:value-type="string">
            <text:p>120 pounds (~$155), or ~ $90 for clones</text:p>
          </table:table-cell>
        </table:table-row>
        <table:table-row table:style-name="ro7">
          <table:table-cell office:value-type="string">
            <text:p>Availability</text:p>
          </table:table-cell>
          <table:table-cell office:value-type="string">
            <text:p>Normal ordering starting Nov 28, 2019</text:p>
          </table:table-cell>
          <table:table-cell office:value-type="string">
            <text:p>Now from Duet and several cloners</text:p>
          </table:table-cell>
        </table:table-row>
        <table:table-row table:style-name="ro7" table:number-rows-repeated="12">
          <table:table-cell table:number-columns-repeated="3"/>
        </table:table-row>
        <table:table-row table:style-name="ro7">
          <table:table-cell table:number-columns-repeated="3"/>
        </table:table-row>
      </table:table>
      <table:table table:name="Sheet2" table:style-name="ta1" table:print="false">
        <table:table-column table:style-name="co3" table:default-cell-style-name="Default"/>
        <table:table-row table:style-name="ro6">
          <table:table-cell/>
        </table:table-row>
      </table:table>
      <table:table table:name="Sheet3" table:style-name="ta1" table:print="false">
        <table:table-column table:style-name="co3"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5">11/25/2019</text:date>, <text:time>15:35: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m</meta:initial-creator>
    <meta:creation-date>2019-11-25T15:11:55.58</meta:creation-date>
    <dc:date>2019-11-25T15:35:03.83</dc:date>
    <dc:creator>m m</dc:creator>
    <meta:editing-duration>PT7M58S</meta:editing-duration>
    <meta:editing-cycles>1</meta:editing-cycles>
    <meta:document-statistic meta:table-count="3" meta:cell-count="49" meta:object-count="0"/>
    <meta:generator>OpenOffice/4.1.7$Win32 OpenOffice.org_project/417m1$Build-9800</meta:generator>
  </office:meta>
</office:document-meta>
</file>